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312*"/>
    </style:style>
    <style:style style:name="表2.B" style:family="table-column">
      <style:table-column-properties style:column-width="3.948cm" style:rel-column-width="2238*"/>
    </style:style>
    <style:style style:name="表2.C" style:family="table-column">
      <style:table-column-properties style:column-width="10.343cm" style:rel-column-width="5864*"/>
    </style:style>
    <style:style style:name="表2.D" style:family="table-column">
      <style:table-column-properties style:column-width="2.171cm" style:rel-column-width="1231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style:font-name="Arial" fo:font-size="16pt" style:font-name-asian="Arial" style:font-size-asian="16pt" style:font-size-complex="16pt"/>
    </style:style>
    <style:style style:name="P3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4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5" style:family="paragraph" style:parent-style-name="Table_20_Contents">
      <style:text-properties fo:font-size="15pt" style:font-size-asian="15pt" style:font-size-complex="15pt"/>
    </style:style>
    <style:style style:name="P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text-properties style:font-name="Arial" fo:font-size="16pt" style:font-name-asian="Arial" style:font-size-asian="16pt" style:font-size-complex="16pt"/>
    </style:style>
    <style:style style:name="P11" style:family="paragraph" style:parent-style-name="Standard">
      <style:text-properties fo:font-size="15pt" style:font-size-asian="15pt" style:font-size-complex="15pt"/>
    </style:style>
    <style:style style:name="P12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3" style:family="paragraph" style:parent-style-name="Standard">
      <style:text-properties fo:color="#3333ff" fo:font-size="15pt" fo:background-color="#ffcc00" style:font-size-asian="15pt" style:font-size-complex="15pt"/>
    </style:style>
    <style:style style:name="P14" style:family="paragraph" style:parent-style-name="Standard">
      <style:text-properties fo:color="#3333ff" style:font-name="Arial" fo:font-size="15pt" fo:background-color="#ffcc00" style:font-name-asian="Arial" style:font-size-asian="15pt" style:font-size-complex="15pt"/>
    </style:style>
    <style:style style:name="P15" style:family="paragraph" style:parent-style-name="Standard">
      <style:text-properties fo:color="#3333ff" fo:font-size="16pt" fo:background-color="#ffcc00" style:font-size-asian="16pt" style:font-size-complex="16pt"/>
    </style:style>
    <style:style style:name="P16" style:family="paragraph" style:parent-style-name="Standard">
      <style:text-properties style:font-name="Arial" fo:font-size="15pt" style:font-name-asian="Arial" style:font-size-asian="15pt" style:font-size-complex="15pt"/>
    </style:style>
    <style:style style:name="P17" style:family="paragraph" style:parent-style-name="Standard">
      <style:paragraph-properties fo:line-height="150%"/>
      <style:text-properties style:font-name="Arial" fo:font-size="14pt" style:font-name-asian="Arial" style:font-size-asian="14pt" style:font-size-complex="14pt"/>
    </style:style>
    <style:style style:name="T1" style:family="text">
      <style:text-properties fo:color="#3333ff"/>
    </style:style>
    <style:style style:name="T2" style:family="text">
      <style:text-properties fo:color="#3333ff" fo:font-size="15pt" style:font-size-asian="15pt" style:font-size-complex="15pt"/>
    </style:style>
    <style:style style:name="T3" style:family="text">
      <style:text-properties fo:color="#009900"/>
    </style:style>
    <style:style style:name="T4" style:family="text">
      <style:text-properties fo:color="#009900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en.wikipedia.org/wiki/Nonthermal_plasma" text:style-name="Internet_20_link" text:visited-style-name="Visited_20_Internet_20_Link">https://en.wikipedia.org/wiki/Nonthermal_plasma</text:a></text:p>
      <text:p text:style-name="P1"/>
      <text:p text:style-name="P1">M-36</text:p>
      <text:p text:style-name="P3"/>
      <text:p text:style-name="P1">=========================[2020/05/27 10:56:56</text:p>
      <text:p text:style-name="P13">#1</text:p>
      <text:section text:style-name="Sect1" text:name="セクション1">
        <text:p text:style-name="P2">A #%<text:span text:style-name="T1">nonthermal plasma</text:span>,</text:p>
        <text:p text:style-name="P2"/>
        <text:p text:style-name="P2"><text:s/>#%<text:span text:style-name="T1">cold plasma</text:span> or #%<text:span text:style-name="T1">non-equilibrium plasma</text:span> is a plasma which is not in thermodynamic equilibrium,</text:p>
        <text:p text:style-name="P2"/>
        <text:p text:style-name="P2"><text:s/>because the electron temperature is much hotter than the temperature of heavy species (ions and neutrals).</text:p>
        <text:p text:style-name="P2"/>
        <text:p text:style-name="P2"><text:s/>As only electrons are thermalized,</text:p>
        <text:p text:style-name="P2"/>
        <text:p text:style-name="P2"><text:s/>their #%<text:span text:style-name="T1">Maxwell-Boltzmann velocity distribution</text:span> is very different than the #%<text:span text:style-name="T1">ion velocity distribution</text:span>.</text:p>
        <text:p text:style-name="P2"/>
        <text:p text:style-name="P2">[1] When one of the velocities of a species does not follow a Maxwell-Boltzmann distribution,</text:p>
        <text:p text:style-name="P2"/>
        <text:p text:style-name="P2"><text:s/>the plasma is said to be #%<text:span text:style-name="T1">non-Maxwellian</text:span>.</text:p>
        <text:p text:style-name="P2"/>
        <text:p text:style-name="P2"/>
        <text:p text:style-name="P2"/>
        <text:p text:style-name="P2">A kind of common nonthermal plasma is the mercury-vapor gas within a fluorescent lamp,</text:p>
        <text:p text:style-name="P2"/>
        <text:p text:style-name="P2"><text:s/>where the "electron gas" reaches a temperature of 20,000 K (19,700 °C; 35,500 °F) while the rest of the gas,</text:p>
        <text:p text:style-name="P2"/>
        <text:p text:style-name="P2"><text:s/>ions and neutral atoms,</text:p>
        <text:p text:style-name="P2"/>
        <text:p text:style-name="P2"><text:s/>stays barely above room temperature,</text:p>
        <text:p text:style-name="P2"/>
        <text:p text:style-name="P2"><text:s/>so the bulb can even be touched with hands while operating.</text:p>
        <text:p text:style-name="P2"/>
        <text:p text:style-name="P2"><text:s/></text:p>
        <text:p text:style-name="P2"/>
        <text:p text:style-name="P2"/>
        <text:p text:style-name="P2"/>
      </text:section>
      <text:p text:style-name="P1"/>
      <text:p text:style-name="P1"><text:a xlink:type="simple" xlink:href="https://en.wikipedia.org/wiki/Nonthermal_plasma#Catalysis" text:style-name="Internet_20_link" text:visited-style-name="Visited_20_Internet_20_Link">https://en.wikipedia.org/wiki/Nonthermal_plasma#Catalysis</text:a></text:p>
      <text:p text:style-name="P1"/>
      <text:p text:style-name="P3"/>
      <text:p text:style-name="P1"/>
      <text:p text:style-name="P13">#2</text:p>
      <text:section text:style-name="Sect2" text:name="セクション2">
        <text:p text:style-name="P1">Catalysis</text:p>
        <text:p text:style-name="P1"/>
        <text:p text:style-name="P1">Atmospheric pressure non-thermal plasma can be used to promote <text:soft-page-break/>chemical reactions.</text:p>
        <text:p text:style-name="P1"/>
        <text:p text:style-name="Standard"><text:span text:style-name="T5"><text:s/>%%</text:span><text:span text:style-name="T4">Collisions between hot temperature electrons and cold gas molecules can lead to </text:span>#%<text:span text:style-name="T2">dissociation reactions</text:span><text:span text:style-name="T4"> and the subsequent formation of radicals.</text:span></text:p>
        <text:p text:style-name="P1"/>
        <text:p text:style-name="P3"/>
        <text:p text:style-name="P13">#2.1</text:p>
        <text:p text:style-name="P1"><text:s/>This kind of discharge exhibits reacting properties that are usually seen in high temperature discharge systems.</text:p>
        <text:p text:style-name="P1"/>
        <text:p text:style-name="P1">[22] Non-thermal plasma is also used in conjunction with a catalyst to further enhance the chemical conversion of reactants or to alter the products chemical composition.</text:p>
        <text:p text:style-name="P1"/>
        <text:p text:style-name="P1"/>
        <text:p text:style-name="P1"/>
        <text:p text:style-name="P1">Among the different application fields,</text:p>
        <text:p text:style-name="P1"/>
        <text:p text:style-name="P1"><text:s/>there are %%<text:span text:style-name="T3">ozone production</text:span>[23] at a commercial level; pollution abatement,</text:p>
        <text:p text:style-name="P1"/>
        <text:p text:style-name="P1"><text:s/>both solid (PM,</text:p>
        <text:p text:style-name="P1"/>
        <text:p text:style-name="P1"><text:s/>VOC) and gaseous (SOx,</text:p>
        <text:p text:style-name="P1"/>
        <text:p text:style-name="P1"><text:s/>NOx);[24] CO2 conversion[25] in fuels (methanol,</text:p>
        <text:p text:style-name="P1"/>
        <text:p text:style-name="P1"><text:s/>syngas) or value added chemicals; nitrogen fixation; methanol synthesis; liquid fuels synthesis from lighter hydrocarbons (e.</text:p>
        <text:p text:style-name="P1"/>
        <text:p text:style-name="P1">g.</text:p>
        <text:p text:style-name="P1"/>
        <text:p text:style-name="P1"><text:s/>methane),</text:p>
        <text:p text:style-name="P1"/>
        <text:p text:style-name="P1">[26] hydrogen production via hydrocarbons reforming[27] </text:p>
      </text:section>
      <text:p text:style-name="P1"/>
      <text:p text:style-name="P13">#3</text:p>
      <text:section text:style-name="Sect2" text:name="セクション3">
        <text:p text:style-name="P1">Configurations</text:p>
        <text:p text:style-name="P1"/>
        <text:p text:style-name="P3"/>
        <text:p text:style-name="P1">The coupling between the two different mechanisms can be done in two different ways: two-stage configuration,</text:p>
        <text:p text:style-name="P1"/>
        <text:p text:style-name="P1"><text:s/>also called post-plasma catalysis (PPC) and one-stage configuration,</text:p>
        <text:p text:style-name="P1"/>
        <text:p text:style-name="P1"><text:s/>also called in-plasma catalysis (IPC) or plasma enhanced catalysis (PEC).</text:p>
        <text:p text:style-name="P1"/>
        <text:p text:style-name="P1"/>
        <text:p text:style-name="P1"/>
        <text:p text:style-name="P1">In the first case the catalytic reactor is placed after the plasma chamber.</text:p>
        <text:p text:style-name="P1"/>
        <text:p text:style-name="P1"><text:s/>This means that only the #%<text:span text:style-name="T1">long-lived species</text:span> can reach the catalyst surface and react,</text:p>
        <text:p text:style-name="P1"/>
        <text:p text:style-name="P1"><text:s/>while short-lived radicals,</text:p>
        <text:p text:style-name="P1"/>
        <text:p text:style-name="P1"><text:s/>ions and excited species decay in the first part of the reactor.</text:p>
        <text:p text:style-name="P1"/>
        <text:p text:style-name="P1"><text:s/>As an example,</text:p>
        <text:p text:style-name="P1"/>
        <text:p text:style-name="P1"><text:s/>the #%<text:span text:style-name="T1">oxygen ground state atom</text:span> <text:soft-page-break/>O(3P) has a lifetime of about 14 μs[28] in a #%<text:span text:style-name="T1">dry air atmospheric pressure plasma</text:span>.</text:p>
        <text:p text:style-name="P1"/>
        <text:p text:style-name="P3"/>
        <text:p text:style-name="P13">#3.2</text:p>
        <text:p text:style-name="P1"><text:s/>This means that only a small region of the catalyst is in contact with active radicals.</text:p>
        <text:p text:style-name="P1"/>
        <text:p text:style-name="P1"><text:s/>In a such two-stage set-up,</text:p>
        <text:p text:style-name="P1"/>
        <text:p text:style-name="P1"><text:s/>the main role of the plasma is to alter the gas composition fed to the catalytic reactor.</text:p>
        <text:p text:style-name="P1"/>
        <text:p text:style-name="P1">[29] In a PEC system,</text:p>
        <text:p text:style-name="P1"/>
        <text:p text:style-name="P1"><text:s/>synergistic effects are greater since short-lived excited species are formed near the catalyst surface.</text:p>
        <text:p text:style-name="P1"/>
        <text:p text:style-name="P1">[30] The way the catalyst is inserted in the PEC reactor influence the overall performance.</text:p>
        <text:p text:style-name="P1"/>
        <text:p text:style-name="P1"><text:s/>It can be placed inside the reactor in different ways: in powder form (packed bed),</text:p>
        <text:p text:style-name="P1"/>
        <text:p text:style-name="P1"><text:s/>deposited on foams,</text:p>
        <text:p text:style-name="P1"/>
        <text:p text:style-name="P1"><text:s/>deposited on structured material (honeycomb),</text:p>
        <text:p text:style-name="P1"/>
        <text:p text:style-name="P1"><text:s/>and coating of the reactor walls</text:p>
        <text:p text:style-name="P1"/>
        <text:p text:style-name="P14">#3.3</text:p>
        <text:p text:style-name="P17">Packed bed plasma-catalytic reactor are commonly used for fundamental studies[22] and a scale-up to industrial applications is difficult since the pressure drop increase with the flow rate.</text:p>
        <text:p text:style-name="P16"/>
        <text:p text:style-name="P16"><text:s/></text:p>
      </text:section>
      <text:p text:style-name="P1"/>
      <text:p text:style-name="P13">#4</text:p>
      <text:section text:style-name="Sect2" text:name="セクション4">
        <text:p text:style-name="P1">Plasma-catalysis interactions</text:p>
        <text:p text:style-name="P1"/>
        <text:p text:style-name="P3"/>
        <text:p text:style-name="P1">In a PEC system,</text:p>
        <text:p text:style-name="P1"/>
        <text:p text:style-name="P1"><text:s/>the way the catalyst is positioned in relation to the plasma can affect the process in different ways.</text:p>
        <text:p text:style-name="P1"/>
        <text:p text:style-name="P1"><text:s/>The catalyst can positively influence the plasma and vice versa resulting in an output that cannot be obtained using each process individually.</text:p>
        <text:p text:style-name="P1"/>
        <text:p text:style-name="P1"><text:s/>The synergy that is established is ascribed to different cross effects.</text:p>
        <text:p text:style-name="P1"/>
        <text:p text:style-name="P1"><text:s/>[31] [32] [33] [34] [35]</text:p>
        <text:p text:style-name="P1"/>
        <text:p text:style-name="P13">#4.1</text:p>
        <text:p text:style-name="P1"><text:s text:c="4"/>Plasma effects on catalyst:</text:p>
        <text:p text:style-name="P1"><text:s text:c="8"/>Change in the physiochemical properties.</text:p>
        <text:p text:style-name="P1"/>
        <text:p text:style-name="P1"><text:s/>Plasma #%<text:span text:style-name="T3">change the adsorption/desorption equilibrium</text:span> on <text:soft-page-break/>the catalyst surface leading to higher adsorption capabilities.</text:p>
        <text:p text:style-name="P1"/>
        <text:p text:style-name="P1"><text:s/>An interpretation to this phenomenon is not yet clear.</text:p>
        <text:p text:style-name="P1"/>
        <text:p text:style-name="P1">[36]</text:p>
        <text:p text:style-name="P1"><text:s text:c="8"/>Higher catalyst surface area.</text:p>
        <text:p text:style-name="P1"/>
        <text:p text:style-name="P1"><text:s/>A catalyst exposed to a discharge can give rise to the formation of nanoparticles.</text:p>
        <text:p text:style-name="P1"/>
        <text:p text:style-name="P1">[37] The higher %%<text:span text:style-name="T1">surface/volume ratio</text:span> leads to better catalyst performances.</text:p>
        <text:p text:style-name="P1"/>
        <text:p text:style-name="P1"/>
        <text:p text:style-name="P1"><text:s text:c="8"/>Higher adsorption probability.</text:p>
        <text:p text:style-name="P1"/>
        <text:p text:style-name="P1"/>
        <text:p text:style-name="P1"><text:s text:c="8"/>#%<text:span text:style-name="T3">Change in the catalyst oxidation state</text:span>.</text:p>
        <text:p text:style-name="P3"/>
        <text:p text:style-name="P1"><text:s/>Some metallic catalyst (e.</text:p>
        <text:p text:style-name="P1"/>
        <text:p text:style-name="P1">g.</text:p>
        <text:p text:style-name="P1"/>
        <text:p text:style-name="P1"><text:s/>Ni,</text:p>
        <text:p text:style-name="P1"/>
        <text:p text:style-name="P1"><text:s/>Fe) are more active in their metallic form.</text:p>
        <text:p text:style-name="P1"/>
        <text:p text:style-name="P1"><text:s/>The presence of a plasma discharge can #%<text:span text:style-name="T3">induce a reduction of the catalyst metal oxides</text:span>,</text:p>
        <text:p text:style-name="P1"/>
        <text:p text:style-name="P1"><text:s/>improving the catalytic activity.</text:p>
        <text:p text:style-name="P1"/>
        <text:p text:style-name="P1"/>
        <text:p text:style-name="P1"><text:s text:c="8"/>Reduced %%<text:span text:style-name="T1">coke formation</text:span>.</text:p>
        <text:p text:style-name="P1"/>
        <text:p text:style-name="P1"><text:s/>When dealing with hydrocarbons,</text:p>
        <text:p text:style-name="P1"/>
        <text:p text:style-name="P1"><text:s/>coke formation leads to a progressive deactivation of the catalyst.</text:p>
        <text:p text:style-name="P1"/>
        <text:p text:style-name="P1">[38] The reduced coke formation in presence of plasma reduces the poisoning/deactivation rate and thus extending the life of a catalyst.</text:p>
        <text:p text:style-name="P1"/>
        <text:p text:style-name="P1"/>
        <text:p text:style-name="P1"><text:s text:c="8"/>Presence of new gas phase species.</text:p>
        <text:p text:style-name="P1"/>
        <text:p text:style-name="P1"><text:s/>In a plasma discharge a wide range of new species is produced allowing the catalyst to be exposed to them.</text:p>
        <text:p text:style-name="P1"/>
        <text:p text:style-name="P1"><text:s/>Ions,</text:p>
        <text:p text:style-name="P1"/>
        <text:p text:style-name="P1"><text:s/>vibrationally and rotationally excited species do not affect the catalyst since they lose charge and the additional energy they possess when they reach a solid surface.</text:p>
        <text:p text:style-name="P1"/>
        <text:p text:style-name="P1"><text:s/>Radicals,</text:p>
        <text:p text:style-name="P1"/>
        <text:p text:style-name="P1"><text:s/>instead,</text:p>
        <text:p text:style-name="P1"/>
        <text:p text:style-name="P1"><text:s/>show high %%<text:span text:style-name="T1">sticking coefficients</text:span> for %%<text:span text:style-name="T1">chemisorption</text:span>,</text:p>
        <text:p text:style-name="P1"/>
        <text:p text:style-name="P1"><text:s/>increasing the catalytic activity.</text:p>
        <text:p text:style-name="P1"/>
        <text:p text:style-name="P1"/>
        <text:p text:style-name="P1"/>
        <text:p text:style-name="P13"><text:soft-page-break/>#4.2</text:p>
        <text:p text:style-name="P3"/>
        <text:p text:style-name="P1"><text:s text:c="4"/>Catalyst effects on plasma:</text:p>
        <text:p text:style-name="P1"><text:s text:c="8"/>#%<text:span text:style-name="T3">Local electric field enhancement</text:span>.</text:p>
        <text:p text:style-name="P1"/>
        <text:p text:style-name="P1"><text:s/>This aspect is mainly related to a packed-bed PEC configuration.</text:p>
        <text:p text:style-name="P1"/>
        <text:p text:style-name="P1"><text:s/>The presence of a packing material inside an electric field generates %%<text:span text:style-name="T1">local field enhancements</text:span> due to the presence of %%<text:span text:style-name="T1">asperities</text:span>,</text:p>
        <text:p text:style-name="P1"/>
        <text:p text:style-name="P1"><text:s/>solid material surface inhomogeneities,</text:p>
        <text:p text:style-name="P1"/>
        <text:p text:style-name="P1"><text:s/>presence of pores and other physical aspects.</text:p>
        <text:p text:style-name="P1"/>
        <text:p text:style-name="P3"/>
        <text:p text:style-name="P1"><text:s/>This phenomenon is related to surface charge accumulation on the packing material surface and it is present even if a packed-bed is used without a catalyst.</text:p>
        <text:p text:style-name="P1"/>
        <text:p text:style-name="P1"><text:s/>Despite this is a physical aspect,</text:p>
        <text:p text:style-name="P1"/>
        <text:p text:style-name="P1"><text:s/>it also affects the chemistry since it alters the electron energy distribution in proximity of the asperities.</text:p>
        <text:p text:style-name="P1"/>
        <text:p text:style-name="P3"/>
        <text:p text:style-name="P13">#4.3</text:p>
        <text:p text:style-name="P9"><text:s text:c="8"/>Discharges formation inside pores.</text:p>
        <text:p text:style-name="P9"/>
        <text:p text:style-name="P9"><text:s/>This aspect is strictly related to the previous one.</text:p>
        <text:p text:style-name="P1"/>
        <text:p text:style-name="P1"><text:s/><text:span text:style-name="T6">Small void spaces inside a packing material affect the electric field strength.</text:span></text:p>
        <text:p text:style-name="P9"/>
        <text:p text:style-name="P9"><text:s/>The enhancement can also lead to a change in the discharge characteristics,</text:p>
        <text:p text:style-name="P9"/>
        <text:p text:style-name="P9"><text:s/>which can be different from the discharge condition of the bulk region (i.</text:p>
        <text:p text:style-name="P9"/>
        <text:p text:style-name="P9">e.</text:p>
        <text:p text:style-name="P9"/>
        <text:p text:style-name="P9"><text:s/>far from the solid material).</text:p>
        <text:p text:style-name="P9"/>
        <text:p text:style-name="P3">@@@</text:p>
        <text:p text:style-name="P9"/>
        <text:p text:style-name="P15">#4.4</text:p>
        <text:p text:style-name="P9">[39] The high intensity of the electric field can also lead to the production of different species that are not observed in the bulk.</text:p>
        <text:p text:style-name="P9"/>
        <text:p text:style-name="P9"/>
        <text:p text:style-name="P9"><text:s text:c="8"/>Change in the discharge type.</text:p>
        <text:p text:style-name="P9"/>
        <text:p text:style-name="P9"><text:s/>Inserting a dielectric material in a discharge region leads to a shifting in the discharge type.</text:p>
        <text:p text:style-name="P9"/>
        <text:p text:style-name="P9"><text:s/>From a filamentary regime a mixed filamentary/surface discharge is established.</text:p>
        <text:p text:style-name="P9"/>
        <text:p text:style-name="P9"><text:soft-page-break/><text:s/>Ions,</text:p>
        <text:p text:style-name="P9"/>
        <text:p text:style-name="P9"><text:s/>excited species and radicals are formed in a wider region if a surface discharge regime is present.</text:p>
        <text:p text:style-name="P9"/>
        <text:p text:style-name="P9">[40]</text:p>
        <text:p text:style-name="P9"/>
        <text:p text:style-name="P9">Catalyst effects on plasma are mostly related to the presence of a dielectric material inside the discharge region and do not necessarily require the presence of a catalyst.</text:p>
        <text:p text:style-name="P9"/>
        <text:p text:style-name="P9"><text:s/></text:p>
      </text:section>
      <text:p text:style-name="P1"/>
      <text:p text:style-name="P1"/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5"/>
          </table:table-cell>
          <table:table-cell table:style-name="表1.A1" office:value-type="string">
            <text:p text:style-name="P2">#%<text:span text:style-name="T1">Plasma-Driven Catalysis</text:span></text:p>
          </table:table-cell>
          <table:table-cell table:style-name="表1.A1" office:value-type="string">
            <text:p text:style-name="P5">keyword</text:p>
          </table:table-cell>
          <table:table-cell table:style-name="表1.D1" office:value-type="string">
            <text:p text:style-name="P6">青２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2">%%<text:span text:style-name="T3">flexibility to be scaled up and down</text:span></text:p>
          </table:table-cell>
          <table:table-cell table:style-name="表1.A2" office:value-type="string">
            <text:p text:style-name="P5">notice</text:p>
          </table:table-cell>
          <table:table-cell table:style-name="表1.D2" office:value-type="string">
            <text:p text:style-name="P6">緑４</text:p>
          </table:table-cell>
        </table:table-row>
        <table:table-row>
          <table:table-cell table:style-name="表1.A2" office:value-type="string">
            <text:p text:style-name="P5"/>
          </table:table-cell>
          <table:table-cell table:style-name="表1.A2" office:value-type="string">
            <text:p text:style-name="P4">#2</text:p>
          </table:table-cell>
          <table:table-cell table:style-name="表1.A2" office:value-type="string">
            <text:p text:style-name="P5">location number</text:p>
          </table:table-cell>
          <table:table-cell table:style-name="表1.D2" office:value-type="string">
            <text:p text:style-name="P6">青２</text:p>
            <text:p text:style-name="P6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5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5">$1$2\n\n</text:p>
          </table:table-cell>
          <table:table-cell table:style-name="表2.D1" office:value-type="string">
            <text:p text:style-name="P6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5-27T12:05:23.29</dc:date>
    <dc:creator>iwabuchi ken</dc:creator>
    <meta:editing-duration>PT1H53M48S</meta:editing-duration>
    <meta:editing-cycles>18</meta:editing-cycles>
    <meta:generator>OpenOffice/4.1.3$Win32 OpenOffice.org_project/413m1$Build-9783</meta:generator>
    <meta:document-statistic meta:table-count="2" meta:image-count="0" meta:object-count="0" meta:page-count="6" meta:paragraph-count="140" meta:word-count="1059" meta:character-count="7138"/>
  </office:meta>
</office:document-meta>
</file>